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background-color="transparent" style:shadow="none">
        <style:background-image/>
      </style:paragraph-properties>
      <style:text-properties fo:background-color="transparen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style:font-name="Ari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SI/NISO Z39.86-2010 Part A</text:p>
      <text:p text:style-name="Subtitle">DAISY Authoring and Interchange Framework: <text:s/>Primer</text:p>
      <text:p text:style-name="P1">Version: <text:s/><text:span text:style-name="T2">Draft, 12 Feb 2009</text:span></text:p>
      <text:p text:style-name="P1">Editor: <text:s/><text:span text:style-name="T2">James Pritchett &lt;jpritchett@rfbd.org&gt;</text:span></text:p>
      <text:h text:style-name="Heading_20_1" text:outline-level="1">Abstract</text:h>
      <text:p text:style-name="Text_20_body">The ZedAI Primer is a non-normative document that provides an easily understood introduction to the technologies and concepts behind the DAISY Authoring and Interchange Framework.</text:p>
      <text:h text:style-name="Heading_20_1" text:outline-level="1">Status of this document</text:h>
      <text:p text:style-name="Text_20_body">This is a draft.</text:p>
      <text:h text:style-name="Heading_20_1" text:outline-level="1">Introduction</text:h>
      <text:p text:style-name="Text_20_body">This document provides an easily understood introduction to the technologies and concepts behind the DAISY Authoring and Interchange Framework. <text:s/>It is intended to be read along with the normative specification documents. <text:s/>The intended audience includes developers who will be creating and working with systems that operate on ZedAI document instances, or who will be developing new ZedAI profiles. <text:s/>It assumes a basic understanding of XML and namespaces <text:span text:style-name="TODO">[and …?]</text:span>.</text:p>
      <text:h text:style-name="Heading_20_1" text:outline-level="1">ZedAI profiles</text:h>
      <text:h text:style-name="Heading_20_2" text:outline-level="2">A simple ZedAI document</text:h>
      <text:p text:style-name="Text_20_body">We will begin with an example ZedAI document, MinimalDocument.xml. <text:s/>This is the simplest possible valid ZedAI document:</text:p>
      <text:p text:style-name="Example_20_caption"><text:span text:style-name="T3">Example:</text:span> <text:s/>A minimal ZedAI document</text:p>
      <text:p text:style-name="Code_20_example">&lt;?xml version="1.0" encoding="UTF-8"?&gt;</text:p>
      <text:p text:style-name="Code_20_example">&lt;html xmlns="<text:a xlink:type="simple" xlink:href="http://www.w3.org/2002/06/xhtml2/">http://www.w3.org/2002/06/xhtml2/</text:a>"</text:p>
      <text:p text:style-name="Code_20_example"><text:s text:c="6"/>xmlns:d="<text:a xlink:type="simple" xlink:href="http://www.daisy.org/ns/z3986/2008/">http://www.daisy.org/ns/z3986/2008/</text:a>"</text:p>
      <text:p text:style-name="Code_20_example"><text:s text:c="6"/>xml:lang="en"&gt;</text:p>
      <text:p text:style-name="Code_20_example"><text:s text:c="2"/>&lt;head&gt;</text:p>
      <text:p text:style-name="Code_20_example"><text:s text:c="4"/>&lt;link rel="profile" </text:p>
      <text:p text:style-name="Code_20_example"><text:s text:c="10"/>href="http://www.daisy.org/z3986/2010/simplebook/0.1/"/&gt;</text:p>
      <text:p text:style-name="Code_20_example"><text:s text:c="2"/>&lt;/head&gt;</text:p>
      <text:p text:style-name="Code_20_example"><text:s text:c="2"/>&lt;d:book&gt;</text:p>
      <text:p text:style-name="Code_20_example"><text:s text:c="4"/>&lt;d:frontmatter /&gt;</text:p>
      <text:p text:style-name="Code_20_example"><text:s text:c="4"/>&lt;d:bodymatter&gt;</text:p>
      <text:p text:style-name="Code_20_example"><text:s text:c="6"/>&lt;section&gt;</text:p>
      <text:p text:style-name="Code_20_example"><text:s text:c="8"/>&lt;h&gt;Hello, world.&lt;/h&gt;</text:p>
      <text:p text:style-name="Code_20_example"><text:s text:c="6"/>&lt;/section&gt;</text:p>
      <text:p text:style-name="Code_20_example"><text:s text:c="4"/>&lt;/d:bodymatter&gt;</text:p>
      <text:p text:style-name="Code_20_example"><text:soft-page-break/><text:s text:c="2"/>&lt;/d:book&gt;</text:p>
      <text:p text:style-name="Code_20_example">&lt;/html&gt;</text:p>
      <text:p text:style-name="Text_20_body"/>
      <text:h text:style-name="Heading_20_2" text:outline-level="2">Identifying profiles</text:h>
      <text:p text:style-name="Text_20_body">Every ZedAI document references a ZedAI profile. <text:s/>A profile is designed to support the creation of XML documents from a particular type of information resource. <text:s/>Simple books, periodicals, newspapers, textbooks, and examinations all might require different XML vocabularies in order to be fully and clearly expressed in an XML document. <text:s/>Therefore, each of these kinds of resources would have a different ZedAI profile that provides the tools necessary for document authors.</text:p>
      <text:p text:style-name="Text_20_body">Our example document references the “simple book” profile, one of the profiles defined by the Z39.86-2010 specification, using the <text:span text:style-name="Markup">link</text:span> element:</text:p>
      <text:p text:style-name="Example_20_caption"><text:span text:style-name="T3">Example: </text:span><text:s/>Identifying the profile</text:p>
      <text:p text:style-name="Code_20_example"><text:s text:c="2"/>&lt;head&gt;</text:p>
      <text:p text:style-name="Code_20_example"><text:s text:c="4"/>&lt;link rel="profile" </text:p>
      <text:p text:style-name="Code_20_example"><text:s text:c="10"/>href="http://www.daisy.org/z3986/2010/simplebook/0.1/"/&gt;</text:p>
      <text:p text:style-name="Code_20_example"><text:s text:c="2"/>&lt;/head&gt;</text:p>
      <text:p text:style-name="Text_20_body">As its name implies, the simple book profile is designed to accommodate the XML representation of materials such as novels or general nonfiction books: <text:s/>books without complex layouts or specialized content.</text:p>
      <text:h text:style-name="Heading_20_2" text:outline-level="2">Profile resources</text:h>
      <text:p text:style-name="Text_20_body">At its core, a profile defines a specific XML vocabulary to be used for documents. <text:s/>This vocabulary is defined using a single, normative schema, using a language such as RelaxNG. <text:s/>In addition, a ZedAI profile may define specific semantics for this vocabulary by providing a taxonomy of semantic roles. <text:s/>There may be other resources associated with a profile, such as translated schemas, DTDs, and stylesheets.</text:p>
      <text:p text:style-name="P2">As you can see in the example, profiles are identified by a unique URI. <text:s/>The URI for each profile is defined by the agency that created and maintains that profile (in this case, the DAISY Consortium).</text:p>
      <text:p text:style-name="P2">Beyond uniquely identifying the profile, the profile URI points to a location on the Internet that contains a Resource Directory for the profile. <text:s/>This Resource Directory contains all the information related to the profile and is described using the Resource Directory Description Language (RDDL). <text:s/>RDDL documents are based on XHTML, which means that they can be viewed in a web browser. <text:s/>The document will typically have a description of the purpose of the profile, links to the normative schema and other profile resources, and to any associated specification documents. <text:s/>RDDL documents are also machine-readable, which means that they can be used by systems that process ZedAI documents to discover necessary schemas and other resources at run time.</text:p>
      <text:h text:style-name="Heading_20_1" text:outline-level="1">XHTML2 and ZedAI</text:h>
      <text:h text:style-name="Heading_20_2" text:outline-level="2">Every ZedAI profile is based on XHTML2</text:h>
      <text:p text:style-name="Text_20_body">In our example document, you will notice that the document element is <text:span text:style-name="Markup">html</text:span>, and the default <text:soft-page-break/>namespace for the document is the XHTML2 namespace:</text:p>
      <text:p text:style-name="Example_20_caption"><text:span text:style-name="T3">Example:</text:span> <text:s/>Document element (html) and default namespace</text:p>
      <text:p text:style-name="Code_20_example">&lt;?xml version="1.0" encoding="UTF-8"?&gt;</text:p>
      <text:p text:style-name="Code_20_example">&lt;html xmlns="<text:a xlink:type="simple" xlink:href="http://www.w3.org/2002/06/xhtml2/">http://www.w3.org/2002/06/xhtml2/</text:a>"</text:p>
      <text:p text:style-name="Code_20_example"><text:s text:c="6"/>xmlns:d="<text:a xlink:type="simple" xlink:href="http://www.daisy.org/ns/z3986/2008/">http://www.daisy.org/ns/z3986/2008/</text:a>"</text:p>
      <text:p text:style-name="Code_20_example"><text:s text:c="6"/>xml:lang="en"&gt;</text:p>
      <text:p text:style-name="Text_20_body">Every ZedAI profile—and hence every ZedAI document—is based on the XHTML2 vocabulary. <text:s/>XHTML2 is modular in design, which means that a ZedAI profile need not include all of the elements and attributes defined in XHTML2, but at a minimum each profile must include a few fundamental elements: <text:s/><text:span text:style-name="Markup">html</text:span>, <text:span text:style-name="Markup">head</text:span>, <text:span text:style-name="Markup">link</text:span>, and <text:span text:style-name="Markup">meta</text:span>.</text:p>
      <text:p text:style-name="Text_20_body">Because every ZedAI profile takes the XHTML2 vocabulary as its base, the XHTML2 namespace is always the default namespace for a ZedAI document. <text:s/>This means that elements in the document that come from XHTML2 will not have namespace prefixes. <text:s/>In the case of our example document, these include the <text:span text:style-name="Markup">html</text:span>, <text:span text:style-name="Markup">head</text:span>, <text:span text:style-name="Markup">link</text:span>, <text:span text:style-name="Markup">section</text:span>, and <text:span text:style-name="Markup">h</text:span> elements.</text:p>
      <text:h text:style-name="Heading_20_2" text:outline-level="2">Schemas and modules</text:h>
      <text:p text:style-name="Text_20_body">Earlier vocabularies such as XHTML 1.0 (used in DAISY 2.02) and dtbook (used in ANSI/NISO Z39.86-2005) were based on Document Type Definitions (DTDs). <text:s/>XHTML2 is based on a modularly-constructed schema. <text:s/>Schemas can do more than DTDs: <text:s/>for example, they can specify data types for element and attribute contents, which DTDs could not do at all. <text:s/>All ZedAI profiles define their vocabularies using schemas using one of four different schema languages: <text:s/>RelaxNG, NVDL, W3C XML Schema, or ISO Schematron.</text:p>
      <text:p text:style-name="Text_20_body">Schema languages lend themselves to modular designs for vocabularies. <text:s/>This means that there are multiple independent schema documents, each of which defines a vocabulary of elements and/or attributes that form a functional group. <text:s/>These modules can then be combined (composed) into a single vocabulary through a master “driver” schema document that brings the individual modules together and defines their interrelations. <text:s/>This kind of architecture will be familiar to those accustomed to object-oriented design.</text:p>
      <text:p text:style-name="Text_20_body">As noted above, every ZedAI profile is based on the XHTML2 vocabulary. <text:s/>This means that every profile will use some set of XHTML2 modules in its master schema. <text:s/>While there are a very few elements that must be included in every profile (e.g., the document element <text:span text:style-name="Markup">html</text:span>), profiles are free to include whatever XHTML2 modules are appropriate to the kind of information resource the profile is designed to handle. <text:s/>In the case of our simple book profile, the main XHTML modules used are:</text:p>
      <text:list xml:id="list33598251" text:style-name="L1">
        <text:list-item>
          <text:p text:style-name="P3">Document module: <text:s/>Defines the document element and other top-level structures</text:p>
        </text:list-item>
        <text:list-item>
          <text:p text:style-name="P3">Structural module: <text:s/>Defines sections, paragraphs, and other block structures</text:p>
        </text:list-item>
        <text:list-item>
          <text:p text:style-name="P3">Text module: <text:s/>Defines the common inline structures such as span, em, abbr, etc.</text:p>
        </text:list-item>
        <text:list-item>
          <text:p text:style-name="P3">Hypertext module: <text:s/>Defines the link element (a)</text:p>
        </text:list-item>
        <text:list-item>
          <text:p text:style-name="P3">List module: <text:s/>Defines all kinds of lists (ordered, unordered, definition)</text:p>
        </text:list-item>
        <text:list-item>
          <text:p text:style-name="P3">Tables module: <text:s/>Defines elements for markup of tables</text:p>
        </text:list-item>
        <text:list-item>
          <text:p text:style-name="P3">Metainformation module: <text:s/>Defines elements that allow the definition of relationships (link, <text:soft-page-break/>meta)</text:p>
        </text:list-item>
        <text:list-item>
          <text:p text:style-name="P3">Object module: <text:s/>Defines elements that are used for general-purpose object inclusion, such as images and other media</text:p>
        </text:list-item>
      </text:list>
      <text:p text:style-name="Text_20_body">This means that a document created using the simple book profile can include all the basic XHTML2 text elements, inline and block, along with lists, tables, images, and other media objects. <text:s/>The markup (element and attribute names) for these will be exactly the same as for any other XHTML2 document.</text:p>
      <text:p text:style-name="Text_20_body"><text:span text:style-name="TODO">[Maybe an example here of a simplebook document (or fragment thereof) with nothing but XHTML markup?]</text:span></text:p>
      <text:h text:style-name="Heading_20_2" text:outline-level="2">Changing XHTML2 elements</text:h>
      <text:p text:style-name="Text_20_body">The modular design of XHTML2 allows for modifications to the standard vocabulary. <text:s/>This means that a ZedAI profile can make modifications to the XHTML2 modules that it includes. <text:s/>It is possible to omit particular elements, change the content models of elements, to omit particular attributes, to add other attributes, or to modify the data types for attributes. <text:s/>This is done in the profile's schema, which is where the XHTML2 modules are included.</text:p>
      <text:p text:style-name="Text_20_body">In the case of the simple book profile, these are some of the changes made to the included XHTML2 modules:</text:p>
      <text:list xml:id="list33594157" text:style-name="L2">
        <text:list-item>
          <text:p text:style-name="P4">The title element is omitted from head</text:p>
        </text:list-item>
        <text:list-item>
          <text:p text:style-name="P4">Specialized elements such as cite, code, dfn, kbd, samp, and var are omitted</text:p>
        </text:list-item>
        <text:list-item>
          <text:p text:style-name="P4">“Navigation lists” (nl) are omitted</text:p>
        </text:list-item>
        <text:list-item>
          <text:p text:style-name="P4">Only the generic heading element (h) is used, not the numbered headings (h1–h6)</text:p>
        </text:list-item>
        <text:list-item>
          <text:p text:style-name="P4">The section element must start with a heading</text:p>
        </text:list-item>
      </text:list>
      <text:p text:style-name="Text_20_body">The power of modularization and schemas means that each ZedAI profile can have the best of both worlds. <text:s/>On the one hand, profiles can include pre-existing markup definitions from XHTML2, thus avoiding “reinventing the wheel”. <text:s/>At the same time, profiles can make specific alterations to that base XHTML2 markup to very closely tailor the vocabulary to the needs of the information resources being represented.</text:p>
      <text:h text:style-name="Heading_20_1" text:outline-level="1">Adding new elements to XHTML2</text:h>
      <text:h text:style-name="Heading_20_2" text:outline-level="2">A more complex document</text:h>
      <text:p text:style-name="Text_20_body">Here is a slightly more complex ZedAI document, still based on the simple book profile. <text:s/>It includes three page numbers, two very brief chapters, and a table of contents:</text:p>
      <text:p text:style-name="Example_20_caption"><text:span text:style-name="T3">Example:</text:span> <text:s/>A more complex document</text:p>
      <text:p text:style-name="Code_20_example">&lt;?xml version="1.0" encoding="UTF-8"?&gt;</text:p>
      <text:p text:style-name="Code_20_example">&lt;html xmlns="http://www.w3.org/2002/06/xhtml2/" </text:p>
      <text:p text:style-name="Code_20_example"><text:s text:c="6"/>xmlns:d="http://www.daisy.org/ns/z3986/2008/" <text:s/>xml:lang="en"&gt;</text:p>
      <text:p text:style-name="Code_20_example"><text:s text:c="4"/>&lt;head&gt;</text:p>
      <text:p text:style-name="Code_20_example"><text:s text:c="8"/>&lt;link rel="profile" </text:p>
      <text:p text:style-name="Code_20_example"><text:soft-page-break/><text:s text:c="15"/>href="http://www.daisy.org/z3986/2010/simplebook/0.1/"/&gt;</text:p>
      <text:p text:style-name="Code_20_example"><text:s text:c="4"/>&lt;/head&gt;</text:p>
      <text:p text:style-name="Code_20_example"><text:s text:c="4"/>&lt;d:book&gt;</text:p>
      <text:p text:style-name="Code_20_example"><text:s text:c="8"/>&lt;d:frontmatter &gt;</text:p>
      <text:p text:style-name="Code_20_example"><text:s text:c="12"/>&lt;d:toc&gt;</text:p>
      <text:p text:style-name="Code_20_example"><text:s text:c="16"/>&lt;h&gt;Table of contents&lt;/h&gt;</text:p>
      <text:p text:style-name="Code_20_example"><text:s text:c="16"/>&lt;d:tocentry&gt;</text:p>
      <text:p text:style-name="Code_20_example"><text:s text:c="20"/>&lt;label&gt;Chapter 1&lt;/label&gt;</text:p>
      <text:p text:style-name="Code_20_example"><text:s text:c="20"/>&lt;d:pageref ref="p1"&gt;1&lt;/d:pageref&gt;</text:p>
      <text:p text:style-name="Code_20_example"><text:s text:c="16"/>&lt;/d:tocentry&gt;</text:p>
      <text:p text:style-name="Code_20_example"><text:s text:c="16"/>&lt;d:tocentry&gt;</text:p>
      <text:p text:style-name="Code_20_example"><text:s text:c="20"/>&lt;label&gt;Chapter 2&lt;/label&gt;</text:p>
      <text:p text:style-name="Code_20_example"><text:s text:c="20"/>&lt;d:pageref ref="p3"&gt;3&lt;/d:pageref&gt;</text:p>
      <text:p text:style-name="Code_20_example"><text:s text:c="16"/>&lt;/d:tocentry&gt;</text:p>
      <text:p text:style-name="Code_20_example"><text:s text:c="12"/>&lt;/d:toc&gt;</text:p>
      <text:p text:style-name="Code_20_example"><text:s text:c="8"/>&lt;/d:frontmatter&gt;</text:p>
      <text:p text:style-name="Code_20_example"><text:s text:c="8"/>&lt;d:bodymatter&gt;</text:p>
      <text:p text:style-name="Code_20_example"><text:s text:c="12"/>&lt;section&gt;</text:p>
      <text:p text:style-name="Code_20_example"><text:s text:c="16"/>&lt;d:pagebreak xml:id="p1" value="1" /&gt;</text:p>
      <text:p text:style-name="Code_20_example"><text:s text:c="16"/>&lt;h&gt;Chapter 1&lt;/h&gt;</text:p>
      <text:p text:style-name="Code_20_example"><text:s text:c="16"/>&lt;p&gt;</text:p>
      <text:p text:style-name="Code_20_example"><text:s text:c="20"/>This is the first chapter of this document.</text:p>
      <text:p text:style-name="Code_20_example"><text:s text:c="16"/>&lt;/p&gt;</text:p>
      <text:p text:style-name="Code_20_example"><text:s text:c="16"/>&lt;d:pagebreak value="2" /&gt;</text:p>
      <text:p text:style-name="Code_20_example"><text:s text:c="12"/>&lt;/section&gt;</text:p>
      <text:p text:style-name="Code_20_example"><text:s text:c="12"/>&lt;section&gt;</text:p>
      <text:p text:style-name="Code_20_example"><text:s text:c="16"/>&lt;d:pagebreak xml:id="p3" value="3" /&gt;</text:p>
      <text:p text:style-name="Code_20_example"><text:s text:c="16"/>&lt;h&gt;Chapter 2&lt;/h&gt;</text:p>
      <text:p text:style-name="Code_20_example"><text:s text:c="16"/>&lt;p&gt;</text:p>
      <text:p text:style-name="Code_20_example"><text:s text:c="20"/>And this is the second chapter of this document</text:p>
      <text:p text:style-name="Code_20_example"><text:s text:c="16"/>&lt;/p&gt;</text:p>
      <text:p text:style-name="Code_20_example"><text:s text:c="12"/>&lt;/section&gt;</text:p>
      <text:p text:style-name="Code_20_example"><text:s text:c="8"/>&lt;/d:bodymatter&gt;</text:p>
      <text:p text:style-name="Code_20_example"><text:s text:c="4"/>&lt;/d:book&gt;</text:p>
      <text:p text:style-name="Code_20_example">&lt;/html&gt;</text:p>
      <text:h text:style-name="Heading_20_2" text:outline-level="2">Including other vocabularies: <text:s/>namespaces</text:h>
      <text:p text:style-name="Text_20_body">The book structures described in this document—book, front matter, body matter, page break, table of contents, etc.—are not part of XHTML2, of course. <text:s/>These are elements defined by DAISY as part of the Z39.86 specification. <text:s/>They are identified in the document by their own namespace, which has been bound to the prefix <text:span text:style-name="Markup">d:</text:span> in the document element:</text:p>
      <text:p text:style-name="Example_20_caption"><text:span text:style-name="T3">Example:</text:span> <text:s/>Document element (html) and DAISY namespace declaration</text:p>
      <text:p text:style-name="Code_20_example">&lt;?xml version="1.0" encoding="UTF-8"?&gt;</text:p>
      <text:p text:style-name="Code_20_example">&lt;html xmlns="<text:a xlink:type="simple" xlink:href="http://www.w3.org/2002/06/xhtml2/">http://www.w3.org/2002/06/xhtml2/</text:a>"</text:p>
      <text:p text:style-name="Code_20_example"><text:s text:c="6"/>xmlns:d="<text:a xlink:type="simple" xlink:href="http://www.daisy.org/ns/z3986/2008/">http://www.daisy.org/ns/z3986/2008/</text:a>"</text:p>
      <text:p text:style-name="Code_20_example"><text:s text:c="6"/>xml:lang="en"&gt;</text:p>
      <text:p text:style-name="Text_20_body"><text:s/>The schema modules within the DAISY namespace define these elements, their attributes and content models. <text:s/>Each element or group of related elements are defined in their own schema module. <text:s/>For example, the page break schema module (<text:span text:style-name="Markup">z3986-pagebreak.rng</text:span>) defines the <text:span text:style-name="Markup">pagebreak</text:span> element: <text:s/>it is empty and, in addition to the attributes common to all elements, includes the <text:span text:style-name="Markup">value</text:span> attribute to carry the value of the page number.</text:p>
      <text:p text:style-name="Text_20_body"><text:soft-page-break/>The simple book profile schema, then, redefines the content models of XHTML2 to indicate where the DAISY elements can be included. <text:s/>As one would expect, pagebreak can occur in a wide variety of contexts, including as a first child of section (as in our example). <text:s/>The toc element, on the other hand, is much more restricted, being allowed only within frontmatter. <text:s/>In this manner, the profile schema brings the various schema modules together to form a single document model that combines the various vocabularies.</text:p>
      <text:p text:style-name="Text_20_body">There is no limitation to the number of different schema modules that can be combined in a profile, and there is no limitation to the number of namespaces from which these may draw. <text:s/>Schema modules can be taken from non-DAISY namespaces (MathML, for example).</text:p>
      <text:h text:style-name="Heading_20_2" text:outline-level="2">Integrating vocabularies</text:h>
      <text:p text:style-name="Text_20_body">When integrating different vocabularies, the controlling principle should be to minimize duplication of effort. <text:s/>A good example of this can be seen in the table of contents of our sample document:</text:p>
      <text:p text:style-name="Example_20_caption"><text:span text:style-name="T3">Example:</text:span> <text:s/>Table of contents markup</text:p>
      <text:p text:style-name="Code_20_example"><text:s text:c="5"/>&lt;d:toc&gt;</text:p>
      <text:p text:style-name="Code_20_example"><text:s text:c="9"/>&lt;h&gt;Table of contents&lt;/h&gt;</text:p>
      <text:p text:style-name="Code_20_example"><text:s text:c="9"/>&lt;d:tocentry&gt;</text:p>
      <text:p text:style-name="Code_20_example"><text:s text:c="13"/>&lt;label&gt;Chapter 1&lt;/label&gt;</text:p>
      <text:p text:style-name="Code_20_example"><text:s text:c="13"/>&lt;d:pageref ref="p1"&gt;1&lt;/d:pageref&gt;</text:p>
      <text:p text:style-name="Code_20_example"><text:s text:c="9"/>&lt;/d:tocentry&gt;</text:p>
      <text:p text:style-name="Code_20_example"><text:s text:c="9"/>&lt;d:tocentry&gt;</text:p>
      <text:p text:style-name="Code_20_example"><text:s text:c="13"/>&lt;label&gt;Chapter 2&lt;/label&gt;</text:p>
      <text:p text:style-name="Code_20_example"><text:s text:c="13"/>&lt;d:pageref ref="p3"&gt;3&lt;/d:pageref&gt;</text:p>
      <text:p text:style-name="Code_20_example"><text:s text:c="9"/>&lt;/d:tocentry&gt;</text:p>
      <text:p text:style-name="Code_20_example"><text:s text:c="5"/>&lt;/d:toc&gt;</text:p>
      <text:p text:style-name="Text_20_body">The DAISY table of contents module (<text:span text:style-name="Markup">z3986-toc.rng</text:span>) defines three new elements: <text:s/><text:span text:style-name="Markup">toc</text:span> (the container for the table of contents), <text:span text:style-name="Markup">tocentry</text:span> (the container for a specific entry within the table), and <text:span text:style-name="Markup">pageref</text:span> (the page reference part of the entry). <text:s/>However, the content model also includes elements from the XHTML2 vocabulary: <text:s/><text:span text:style-name="Markup">h</text:span> and <text:span text:style-name="Markup">label</text:span>. <text:s/>Because these XHTML2 h element fit the need to represent a heading, there was no need to create a new “table of contents heading” element. <text:s/>This example shows how elements from the different schema modules can be closely integrated within the profile document model.</text:p>
      <text:h text:style-name="Heading_20_1" text:outline-level="1">Adding semantic inflections</text:h>
      <text:p text:style-name="Text_20_body"><text:span text:style-name="TODO">A document that includes @role and CURIEs. <text:s/>Lessons to be learned:</text:span></text:p>
      <text:list xml:id="list33591108" text:style-name="L3">
        <text:list-item>
          <text:p text:style-name="P5"><text:span text:style-name="TODO">Purpose of @role attribute</text:span></text:p>
        </text:list-item>
        <text:list-item>
          <text:p text:style-name="P5"><text:span text:style-name="TODO">CURIE syntax, etc.</text:span></text:p>
        </text:list-item>
        <text:list-item>
          <text:p text:style-name="P5"><text:span text:style-name="TODO">RDF taxonomies – where to find, how are used.</text:span></text:p>
        </text:list-item>
      </text:list>
      <text:p text:style-name="Text_20_body"><text:span text:style-name="TODO">More complex document using custom CURIEs. <text:s/>Lessons to be learned:</text:span></text:p>
      <text:list xml:id="list33596649" text:style-name="L4">
        <text:list-item>
          <text:p text:style-name="P6"><text:span text:style-name="TODO">Extensibility of RDF taxonomy: <text:s/>how to do this.</text:span></text:p>
        </text:list-item>
      </text:list>
      <text:h text:style-name="Heading_20_1" text:outline-level="1"><text:soft-page-break/>Other profiles</text:h>
      <text:p text:style-name="Text_20_body"><text:span text:style-name="TODO">Examples of other profiles defined by the spec. <text:s/>Plus how a third-party profile might loo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de_20_example" style:display-name="Code example" style:family="paragraph" style:parent-style-name="Text_20_body" style:class="text" style:master-page-name="">
      <style:paragraph-properties fo:margin-left="0.25in" fo:margin-right="0in" fo:margin-top="0in" fo:margin-bottom="0in" fo:orphans="2" fo:widows="2" fo:text-indent="0in" style:auto-text-indent="false" style:page-number="auto" fo:background-color="#ccffff" style:border-line-width="0.0008in 0.0138in 0.0008in" fo:padding="0.0201in" fo:border="0.0154in double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Example_20_caption" style:display-name="Example caption" style:family="paragraph" style:parent-style-name="Code_20_example" style:class="text" style:master-page-name="">
      <style:paragraph-properties fo:margin-top="0in" fo:margin-bottom="0.0598in" fo:orphans="2" fo:widows="2" style:page-number="auto" fo:background-color="transparent" fo:keep-with-next="always">
        <style:background-image/>
      </style:paragraph-properties>
      <style:text-properties style:font-name="Arial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kup" style:family="text">
      <style:text-properties style:font-name="Courier New"/>
    </style:style>
    <style:style style:name="TODO" style:family="text">
      <style:text-properties fo:background-color="#ffff0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Ari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Page </text:span><text:span text:style-name="MT1"><text:page-number text:select-page="current">7</text:page-number></text:span><text:span text:style-name="MT1"> of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mes Pritchett</meta:initial-creator>
    <meta:creation-date>2009-01-15T15:59:26</meta:creation-date>
    <dc:date>2009-02-12T14:42:17.37</dc:date>
    <dc:creator>James Pritchett</dc:creator>
    <meta:editing-duration>PT04H04M40S</meta:editing-duration>
    <meta:editing-cycles>42</meta:editing-cycles>
    <meta:generator>OpenOffice.org/3.0$Win32 OpenOffice.org_project/300m15$Build-9379</meta:generator>
    <dc:description>An introduction to the world of ZedAI</dc:description>
    <dc:title>DAISY Authoring and Interchange Framework:  Primer</dc:title>
    <meta:document-statistic meta:table-count="0" meta:image-count="0" meta:object-count="0" meta:page-count="7" meta:paragraph-count="156" meta:word-count="1911" meta:character-count="13629"/>
    <meta:user-defined meta:name="Info 1"/>
    <meta:user-defined meta:name="Info 2"/>
    <meta:user-defined meta:name="Info 3"/>
    <meta:user-defined meta:name="Info 4"/>
  </office:meta>
</office:document-meta>
</file>